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76fe" officeooo:paragraph-rsid="001a76fe"/>
    </style:style>
    <style:style style:name="P2" style:family="paragraph" style:parent-style-name="Standard">
      <style:text-properties officeooo:rsid="001ab850" officeooo:paragraph-rsid="001ab850"/>
    </style:style>
    <style:style style:name="P3" style:family="paragraph" style:parent-style-name="Standard">
      <style:text-properties officeooo:rsid="001ab850" officeooo:paragraph-rsid="001bdfbd"/>
    </style:style>
    <style:style style:name="T1" style:family="text">
      <style:text-properties officeooo:rsid="001ab850"/>
    </style:style>
    <style:style style:name="T2" style:family="text">
      <style:text-properties officeooo:rsid="001bdf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final David Jaén Revert.</text:p>
      <text:p text:style-name="P1"/>
      <text:p text:style-name="P1">La aplicación android consiste en un gestor de clientes y facturas. Se podría utilizar para poder gestionar tanto clientes como facturas realizando las siguientes operaciones, creación, modificación, y elimando de los mismos. Toda la información se almacena en un fichero db interno en el dispositivo utilizando SQLite.</text:p>
      <text:p text:style-name="P1"/>
      <text:p text:style-name="P1">La aplicación se inicia y el usuario debe de introducir "root" tanto como usuario como contraseña. Esto vendría por defecto y cada cliente se debería de modificar los credenciales. AL cargar la aplicación por primera vez se crean las bases de datos de clientes, facturas y usuario. Se rellenan todas automaticamente ejecutando unos ficheros .sql alojados en el directorio /raw.</text:p>
      <text:p text:style-name="P1"/>
      <text:p text:style-name="P1">Al loguearse correctamente nos muestra una actividad con un TabHost con dos opciones. La primera es de clientes la cuál nos muestra automáticamente el listView con todos los usuarios existentes en la base de datos. <text:span text:style-name="T1">Si pulsamos en la pestaña facturas nos mostrará evidentemente las facturas de la base de datos. El formato del listView es en clientes el nombre completo y el teléfono. <text:s/>En el listView de facturas el número de factura y el nombre del cliente. </text:span></text:p>
      <text:p text:style-name="P2">Si pulsamos el menú nos aparecerá la aopción de añadir cliente o factura a la base de datos. Si añadimos cualquiera de las dos opciones al pulsar aceptar se almacenará en la base de datos y se refresacará automaticamente el listView. </text:p>
      <text:p text:style-name="P3">La clase gest<text:span text:style-name="T2">ionar</text:span>Clientes no tiene misterio. Recoge el valor de todos los editText y se crea el nuevo usuario en la base de datos. En la clase gest<text:span text:style-name="T2">ionar</text:span>Facturas tenemos un Spinner el cual realiza la consulta a la base de datos y nos muestra a todos los clientes para poder seleccionar alguno existente. El spinner de <text:s/>IVA lo sacamos de un array y lo muestra.</text:p>
      <text:p text:style-name="P2">Si en el listView pulsamos una pulsación corta sobre un elemento nos pasa a una activity para poder actualizar o modificar el elemento seleccionado. Si realizamos una pulsación larga nos dará la opción de eliminar del listview el elemento en cuestión y de la base de datos también se aplicarán los cambi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31S</meta:editing-duration>
    <meta:editing-cycles>5</meta:editing-cycles>
    <meta:generator>LibreOffice/5.0.0.5$Windows_x86 LibreOffice_project/1b1a90865e348b492231e1c451437d7a15bb262b</meta:generator>
    <dc:date>2015-09-19T18:21:27.309000000</dc:date>
    <meta:document-statistic meta:table-count="0" meta:image-count="0" meta:object-count="0" meta:page-count="1" meta:paragraph-count="7" meta:word-count="348" meta:character-count="2087" meta:non-whitespace-character-count="1741"/>
    <meta:user-defined meta:name="Info 1"/>
    <meta:user-defined meta:name="Info 2"/>
    <meta:user-defined meta:name="Info 3"/>
    <meta:user-defined meta:name="Info 4"/>
  </office:meta>
</office:document-meta>
</file>